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10_04_2021unfinished" table:style-name="ta1">
        <table:shapes>
          <draw:frame draw:z-index="0" draw:style-name="gr1" draw:text-style-name="P1" svg:width="13.639in" svg:height="5.9402in" svg:x="6.0776in" svg:y="0.3764in">
            <draw:object draw:notify-on-update-of-ranges="rewardlist_10_04_2021unfinished.A2:rewardlist_10_04_2021unfinished.A2 rewardlist_10_04_2021unfinished.A3:rewardlist_10_04_2021unfinished.A6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7.1685in" svg:height="4.2614in" svg:x="8.8878in" svg:y="7.7752in">
            <draw:object draw:notify-on-update-of-ranges="rewardlist_10_04_2021unfinished.C3:rewardlist_10_04_2021unfinished.C6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wardlist</text:p>
          </table:table-cell>
          <table:table-cell table:number-columns-repeated="2"/>
        </table:table-row>
        <table:table-row table:style-name="ro1">
          <table:table-cell office:value-type="float" office:value="-1.64779737181664" calcext:value-type="float">
            <text:p>-1.64779737181664</text:p>
          </table:table-cell>
          <table:table-cell/>
          <table:table-cell table:formula="of:=AVERAGE([.$A$3:.A3])" office:value-type="float" office:value="-1.64779737181664" calcext:value-type="float">
            <text:p>-1.64779737181664</text:p>
          </table:table-cell>
        </table:table-row>
        <table:table-row table:style-name="ro1">
          <table:table-cell office:value-type="float" office:value="-1.84761735804975" calcext:value-type="float">
            <text:p>-1.84761735804975</text:p>
          </table:table-cell>
          <table:table-cell/>
          <table:table-cell table:formula="of:=AVERAGE([.$A$3:.A4])" office:value-type="float" office:value="-1.7477073649332" calcext:value-type="float">
            <text:p>-1.7477073649332</text:p>
          </table:table-cell>
        </table:table-row>
        <table:table-row table:style-name="ro1">
          <table:table-cell office:value-type="float" office:value="-1.81128197151124" calcext:value-type="float">
            <text:p>-1.81128197151124</text:p>
          </table:table-cell>
          <table:table-cell/>
          <table:table-cell table:formula="of:=AVERAGE([.$A$3:.A5])" office:value-type="float" office:value="-1.76889890045921" calcext:value-type="float">
            <text:p>-1.76889890045921</text:p>
          </table:table-cell>
        </table:table-row>
        <table:table-row table:style-name="ro1">
          <table:table-cell office:value-type="float" office:value="-1.69802721868157" calcext:value-type="float">
            <text:p>-1.69802721868157</text:p>
          </table:table-cell>
          <table:table-cell/>
          <table:table-cell table:formula="of:=AVERAGE([.$A$3:.A6])" office:value-type="float" office:value="-1.7511809800148" calcext:value-type="float">
            <text:p>-1.7511809800148</text:p>
          </table:table-cell>
        </table:table-row>
        <table:table-row table:style-name="ro1">
          <table:table-cell office:value-type="float" office:value="-1.87990596248507" calcext:value-type="float">
            <text:p>-1.87990596248507</text:p>
          </table:table-cell>
          <table:table-cell/>
          <table:table-cell table:formula="of:=AVERAGE([.$A$3:.A7])" office:value-type="float" office:value="-1.77692597650885" calcext:value-type="float">
            <text:p>-1.77692597650885</text:p>
          </table:table-cell>
        </table:table-row>
        <table:table-row table:style-name="ro1">
          <table:table-cell office:value-type="float" office:value="-1.76162822496891" calcext:value-type="float">
            <text:p>-1.76162822496891</text:p>
          </table:table-cell>
          <table:table-cell/>
          <table:table-cell table:formula="of:=AVERAGE([.$A$3:.A8])" office:value-type="float" office:value="-1.7743763512522" calcext:value-type="float">
            <text:p>-1.7743763512522</text:p>
          </table:table-cell>
        </table:table-row>
        <table:table-row table:style-name="ro1">
          <table:table-cell office:value-type="float" office:value="-1.86519487115145" calcext:value-type="float">
            <text:p>-1.86519487115145</text:p>
          </table:table-cell>
          <table:table-cell/>
          <table:table-cell table:formula="of:=AVERAGE([.$A$3:.A9])" office:value-type="float" office:value="-1.78735042552352" calcext:value-type="float">
            <text:p>-1.78735042552352</text:p>
          </table:table-cell>
        </table:table-row>
        <table:table-row table:style-name="ro1">
          <table:table-cell office:value-type="float" office:value="-1.84308247465491" calcext:value-type="float">
            <text:p>-1.84308247465491</text:p>
          </table:table-cell>
          <table:table-cell/>
          <table:table-cell table:formula="of:=AVERAGE([.$A$3:.A10])" office:value-type="float" office:value="-1.79431693166494" calcext:value-type="float">
            <text:p>-1.79431693166494</text:p>
          </table:table-cell>
        </table:table-row>
        <table:table-row table:style-name="ro1">
          <table:table-cell office:value-type="float" office:value="-1.70987892816961" calcext:value-type="float">
            <text:p>-1.70987892816961</text:p>
          </table:table-cell>
          <table:table-cell/>
          <table:table-cell table:formula="of:=AVERAGE([.$A$3:.A11])" office:value-type="float" office:value="-1.78493493127657" calcext:value-type="float">
            <text:p>-1.78493493127657</text:p>
          </table:table-cell>
        </table:table-row>
        <table:table-row table:style-name="ro1">
          <table:table-cell office:value-type="float" office:value="-1.89046115291715" calcext:value-type="float">
            <text:p>-1.89046115291715</text:p>
          </table:table-cell>
          <table:table-cell/>
          <table:table-cell table:formula="of:=AVERAGE([.$A$3:.A12])" office:value-type="float" office:value="-1.79548755344063" calcext:value-type="float">
            <text:p>-1.79548755344063</text:p>
          </table:table-cell>
        </table:table-row>
        <table:table-row table:style-name="ro1">
          <table:table-cell office:value-type="float" office:value="-1.85027140882313" calcext:value-type="float">
            <text:p>-1.85027140882313</text:p>
          </table:table-cell>
          <table:table-cell/>
          <table:table-cell table:formula="of:=AVERAGE([.$A$3:.A13])" office:value-type="float" office:value="-1.80046790392995" calcext:value-type="float">
            <text:p>-1.80046790392995</text:p>
          </table:table-cell>
        </table:table-row>
        <table:table-row table:style-name="ro1">
          <table:table-cell office:value-type="float" office:value="-1.8330435452044" calcext:value-type="float">
            <text:p>-1.8330435452044</text:p>
          </table:table-cell>
          <table:table-cell/>
          <table:table-cell table:formula="of:=AVERAGE([.$A$3:.A14])" office:value-type="float" office:value="-1.80318254070282" calcext:value-type="float">
            <text:p>-1.80318254070282</text:p>
          </table:table-cell>
        </table:table-row>
        <table:table-row table:style-name="ro1">
          <table:table-cell office:value-type="float" office:value="-1.83730856490433" calcext:value-type="float">
            <text:p>-1.83730856490433</text:p>
          </table:table-cell>
          <table:table-cell/>
          <table:table-cell table:formula="of:=AVERAGE([.$A$3:.A15])" office:value-type="float" office:value="-1.80580761948755" calcext:value-type="float">
            <text:p>-1.80580761948755</text:p>
          </table:table-cell>
        </table:table-row>
        <table:table-row table:style-name="ro1">
          <table:table-cell office:value-type="float" office:value="-1.94949676947892" calcext:value-type="float">
            <text:p>-1.94949676947892</text:p>
          </table:table-cell>
          <table:table-cell/>
          <table:table-cell table:formula="of:=AVERAGE([.$A$3:.A16])" office:value-type="float" office:value="-1.81607113020122" calcext:value-type="float">
            <text:p>-1.81607113020122</text:p>
          </table:table-cell>
        </table:table-row>
        <table:table-row table:style-name="ro1">
          <table:table-cell office:value-type="float" office:value="-1.8230797082603" calcext:value-type="float">
            <text:p>-1.8230797082603</text:p>
          </table:table-cell>
          <table:table-cell/>
          <table:table-cell table:formula="of:=AVERAGE([.$A$3:.A17])" office:value-type="float" office:value="-1.81653836873849" calcext:value-type="float">
            <text:p>-1.81653836873849</text:p>
          </table:table-cell>
        </table:table-row>
        <table:table-row table:style-name="ro1">
          <table:table-cell office:value-type="float" office:value="-1.80093445879221" calcext:value-type="float">
            <text:p>-1.80093445879221</text:p>
          </table:table-cell>
          <table:table-cell/>
          <table:table-cell table:formula="of:=AVERAGE([.$A$3:.A18])" office:value-type="float" office:value="-1.81556312436685" calcext:value-type="float">
            <text:p>-1.81556312436685</text:p>
          </table:table-cell>
        </table:table-row>
        <table:table-row table:style-name="ro1">
          <table:table-cell office:value-type="float" office:value="-1.82221145115495" calcext:value-type="float">
            <text:p>-1.82221145115495</text:p>
          </table:table-cell>
          <table:table-cell/>
          <table:table-cell table:formula="of:=AVERAGE([.$A$3:.A19])" office:value-type="float" office:value="-1.81595420241321" calcext:value-type="float">
            <text:p>-1.81595420241321</text:p>
          </table:table-cell>
        </table:table-row>
        <table:table-row table:style-name="ro1">
          <table:table-cell office:value-type="float" office:value="-1.89033795427382" calcext:value-type="float">
            <text:p>-1.89033795427382</text:p>
          </table:table-cell>
          <table:table-cell/>
          <table:table-cell table:formula="of:=AVERAGE([.$A$3:.A20])" office:value-type="float" office:value="-1.82008663307213" calcext:value-type="float">
            <text:p>-1.82008663307213</text:p>
          </table:table-cell>
        </table:table-row>
        <table:table-row table:style-name="ro1">
          <table:table-cell office:value-type="float" office:value="-1.85623774312139" calcext:value-type="float">
            <text:p>-1.85623774312139</text:p>
          </table:table-cell>
          <table:table-cell/>
          <table:table-cell table:formula="of:=AVERAGE([.$A$3:.A21])" office:value-type="float" office:value="-1.82198932307472" calcext:value-type="float">
            <text:p>-1.82198932307472</text:p>
          </table:table-cell>
        </table:table-row>
        <table:table-row table:style-name="ro1">
          <table:table-cell office:value-type="float" office:value="-1.69705101609826" calcext:value-type="float">
            <text:p>-1.69705101609826</text:p>
          </table:table-cell>
          <table:table-cell/>
          <table:table-cell table:formula="of:=AVERAGE([.$A$3:.A22])" office:value-type="float" office:value="-1.8157424077259" calcext:value-type="float">
            <text:p>-1.8157424077259</text:p>
          </table:table-cell>
        </table:table-row>
        <table:table-row table:style-name="ro1">
          <table:table-cell office:value-type="float" office:value="-1.84474624300003" calcext:value-type="float">
            <text:p>-1.84474624300003</text:p>
          </table:table-cell>
          <table:table-cell/>
          <table:table-cell table:formula="of:=AVERAGE([.$A$3:.A23])" office:value-type="float" office:value="-1.81712354273895" calcext:value-type="float">
            <text:p>-1.81712354273895</text:p>
          </table:table-cell>
        </table:table-row>
        <table:table-row table:style-name="ro1">
          <table:table-cell office:value-type="float" office:value="-1.77376035803557" calcext:value-type="float">
            <text:p>-1.77376035803557</text:p>
          </table:table-cell>
          <table:table-cell/>
          <table:table-cell table:formula="of:=AVERAGE([.$A$3:.A24])" office:value-type="float" office:value="-1.8151524888888" calcext:value-type="float">
            <text:p>-1.8151524888888</text:p>
          </table:table-cell>
        </table:table-row>
        <table:table-row table:style-name="ro1">
          <table:table-cell office:value-type="float" office:value="-1.81585440115929" calcext:value-type="float">
            <text:p>-1.81585440115929</text:p>
          </table:table-cell>
          <table:table-cell/>
          <table:table-cell table:formula="of:=AVERAGE([.$A$3:.A25])" office:value-type="float" office:value="-1.8151830068136" calcext:value-type="float">
            <text:p>-1.8151830068136</text:p>
          </table:table-cell>
        </table:table-row>
        <table:table-row table:style-name="ro1">
          <table:table-cell office:value-type="float" office:value="-1.79759401557744" calcext:value-type="float">
            <text:p>-1.79759401557744</text:p>
          </table:table-cell>
          <table:table-cell/>
          <table:table-cell table:formula="of:=AVERAGE([.$A$3:.A26])" office:value-type="float" office:value="-1.81445013217876" calcext:value-type="float">
            <text:p>-1.81445013217876</text:p>
          </table:table-cell>
        </table:table-row>
        <table:table-row table:style-name="ro1">
          <table:table-cell office:value-type="float" office:value="-1.86019300623238" calcext:value-type="float">
            <text:p>-1.86019300623238</text:p>
          </table:table-cell>
          <table:table-cell/>
          <table:table-cell table:formula="of:=AVERAGE([.$A$3:.A27])" office:value-type="float" office:value="-1.81627984714091" calcext:value-type="float">
            <text:p>-1.81627984714091</text:p>
          </table:table-cell>
        </table:table-row>
        <table:table-row table:style-name="ro1">
          <table:table-cell office:value-type="float" office:value="-1.81575584224463" calcext:value-type="float">
            <text:p>-1.81575584224463</text:p>
          </table:table-cell>
          <table:table-cell/>
          <table:table-cell table:formula="of:=AVERAGE([.$A$3:.A28])" office:value-type="float" office:value="-1.81625969310644" calcext:value-type="float">
            <text:p>-1.81625969310644</text:p>
          </table:table-cell>
        </table:table-row>
        <table:table-row table:style-name="ro1">
          <table:table-cell office:value-type="float" office:value="-1.83906854552329" calcext:value-type="float">
            <text:p>-1.83906854552329</text:p>
          </table:table-cell>
          <table:table-cell/>
          <table:table-cell table:formula="of:=AVERAGE([.$A$3:.A29])" office:value-type="float" office:value="-1.81710446541817" calcext:value-type="float">
            <text:p>-1.81710446541817</text:p>
          </table:table-cell>
        </table:table-row>
        <table:table-row table:style-name="ro1">
          <table:table-cell office:value-type="float" office:value="-1.91372457673848" calcext:value-type="float">
            <text:p>-1.91372457673848</text:p>
          </table:table-cell>
          <table:table-cell/>
          <table:table-cell table:formula="of:=AVERAGE([.$A$3:.A30])" office:value-type="float" office:value="-1.82055518367961" calcext:value-type="float">
            <text:p>-1.82055518367961</text:p>
          </table:table-cell>
        </table:table-row>
        <table:table-row table:style-name="ro1">
          <table:table-cell office:value-type="float" office:value="-1.75184390604794" calcext:value-type="float">
            <text:p>-1.75184390604794</text:p>
          </table:table-cell>
          <table:table-cell/>
          <table:table-cell table:formula="of:=AVERAGE([.$A$3:.A31])" office:value-type="float" office:value="-1.81818582927852" calcext:value-type="float">
            <text:p>-1.81818582927852</text:p>
          </table:table-cell>
        </table:table-row>
        <table:table-row table:style-name="ro1">
          <table:table-cell office:value-type="float" office:value="-1.96155263671875" calcext:value-type="float">
            <text:p>-1.96155263671875</text:p>
          </table:table-cell>
          <table:table-cell/>
          <table:table-cell table:formula="of:=AVERAGE([.$A$3:.A32])" office:value-type="float" office:value="-1.82296472285986" calcext:value-type="float">
            <text:p>-1.82296472285986</text:p>
          </table:table-cell>
        </table:table-row>
        <table:table-row table:style-name="ro1">
          <table:table-cell office:value-type="float" office:value="-1.90213569102287" calcext:value-type="float">
            <text:p>-1.90213569102287</text:p>
          </table:table-cell>
          <table:table-cell/>
          <table:table-cell table:formula="of:=AVERAGE([.$A$3:.A33])" office:value-type="float" office:value="-1.82551862505867" calcext:value-type="float">
            <text:p>-1.82551862505867</text:p>
          </table:table-cell>
        </table:table-row>
        <table:table-row table:style-name="ro1">
          <table:table-cell office:value-type="float" office:value="-1.86225453019738" calcext:value-type="float">
            <text:p>-1.86225453019738</text:p>
          </table:table-cell>
          <table:table-cell/>
          <table:table-cell table:formula="of:=AVERAGE([.$A$3:.A34])" office:value-type="float" office:value="-1.82666662209425" calcext:value-type="float">
            <text:p>-1.82666662209425</text:p>
          </table:table-cell>
        </table:table-row>
        <table:table-row table:style-name="ro1">
          <table:table-cell office:value-type="float" office:value="-1.66549691024125" calcext:value-type="float">
            <text:p>-1.66549691024125</text:p>
          </table:table-cell>
          <table:table-cell/>
          <table:table-cell table:formula="of:=AVERAGE([.$A$3:.A35])" office:value-type="float" office:value="-1.82178269143204" calcext:value-type="float">
            <text:p>-1.82178269143204</text:p>
          </table:table-cell>
        </table:table-row>
        <table:table-row table:style-name="ro1">
          <table:table-cell office:value-type="float" office:value="-1.52626601679623" calcext:value-type="float">
            <text:p>-1.52626601679623</text:p>
          </table:table-cell>
          <table:table-cell/>
          <table:table-cell table:formula="of:=AVERAGE([.$A$3:.A36])" office:value-type="float" office:value="-1.81309102453099" calcext:value-type="float">
            <text:p>-1.813091024530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7])" office:value-type="float" office:value="-1.70414556668724" calcext:value-type="float">
            <text:p>-1.70414556668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38])" office:value-type="float" office:value="-1.60125263427926" calcext:value-type="float">
            <text:p>-1.60125263427926</text:p>
          </table:table-cell>
        </table:table-row>
        <table:table-row table:style-name="ro1">
          <table:table-cell office:value-type="float" office:value="-1.62904536498189" calcext:value-type="float">
            <text:p>-1.62904536498189</text:p>
          </table:table-cell>
          <table:table-cell/>
          <table:table-cell table:formula="of:=AVERAGE([.$A$3:.A39])" office:value-type="float" office:value="-1.60200378916312" calcext:value-type="float">
            <text:p>-1.602003789163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0])" office:value-type="float" office:value="-1.50721421576409" calcext:value-type="float">
            <text:p>-1.507214215764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1])" office:value-type="float" office:value="-1.41728564612911" calcext:value-type="float">
            <text:p>-1.41728564612911</text:p>
          </table:table-cell>
        </table:table-row>
        <table:table-row table:style-name="ro1">
          <table:table-cell office:value-type="float" office:value="-1.5414452629745" calcext:value-type="float">
            <text:p>-1.5414452629745</text:p>
          </table:table-cell>
          <table:table-cell/>
          <table:table-cell table:formula="of:=AVERAGE([.$A$3:.A42])" office:value-type="float" office:value="-1.42038963655025" calcext:value-type="float">
            <text:p>-1.42038963655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3])" office:value-type="float" office:value="-1.33696549907341" calcext:value-type="float">
            <text:p>-1.336965499073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4])" office:value-type="float" office:value="-1.25751393957166" calcext:value-type="float">
            <text:p>-1.257513939571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5])" office:value-type="float" office:value="-1.18175780144209" calcext:value-type="float">
            <text:p>-1.181757801442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6])" office:value-type="float" office:value="-1.10944512413659" calcext:value-type="float">
            <text:p>-1.109445124136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7])" office:value-type="float" office:value="-1.04034634360022" calcext:value-type="float">
            <text:p>-1.040346343600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8])" office:value-type="float" office:value="-0.974251857869781" calcext:value-type="float">
            <text:p>-0.9742518578697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49])" office:value-type="float" office:value="-0.91096990344702" calcext:value-type="float">
            <text:p>-0.910969903447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0])" office:value-type="float" office:value="-0.850324697125207" calcext:value-type="float">
            <text:p>-0.8503246971252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$A$3:.A51])" office:value-type="float" office:value="-0.792154805347141" calcext:value-type="float">
            <text:p>-0.7921548053471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:.A52])" office:value-type="float" office:value="-0.717709961024353" calcext:value-type="float">
            <text:p>-0.7177099610243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:.A53])" office:value-type="float" office:value="-0.639187157798848" calcext:value-type="float">
            <text:p>-0.6391871577988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:.A54])" office:value-type="float" office:value="-0.561405893074129" calcext:value-type="float">
            <text:p>-0.5614058930741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:.A55])" office:value-type="float" office:value="-0.485935949835729" calcext:value-type="float">
            <text:p>-0.4859359498357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:.A56])" office:value-type="float" office:value="-0.406754195499299" calcext:value-type="float">
            <text:p>-0.4067541954992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:.A57])" office:value-type="float" office:value="-0.32998627254075" calcext:value-type="float">
            <text:p>-0.329986272540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:.A58])" office:value-type="float" office:value="-0.251104744558067" calcext:value-type="float">
            <text:p>-0.2511047445580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:.A59])" office:value-type="float" office:value="-0.172674489973274" calcext:value-type="float">
            <text:p>-0.1726744899732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:.A60])" office:value-type="float" office:value="-0.096962675112669" calcext:value-type="float">
            <text:p>-0.096962675112669</text:p>
          </table:table-cell>
        </table:table-row>
        <table:table-row table:style-name="ro1">
          <table:table-cell office:value-type="float" office:value="-1.65646938298643" calcext:value-type="float">
            <text:p>-1.65646938298643</text:p>
          </table:table-cell>
          <table:table-cell/>
          <table:table-cell table:formula="of:=AVERAGE([.A13:.A61])" office:value-type="float" office:value="-0.092187332869185" calcext:value-type="float">
            <text:p>-0.09218733286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:.A62])" office:value-type="float" office:value="-0.0136103653421824" calcext:value-type="float">
            <text:p>-0.013610365342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:.A63])" office:value-type="float" office:value="0.0646150131313769" calcext:value-type="float">
            <text:p>0.0646150131313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:.A64])" office:value-type="float" office:value="0.142927432823302" calcext:value-type="float">
            <text:p>0.142927432823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:.A65])" office:value-type="float" office:value="0.223529407710627" calcext:value-type="float">
            <text:p>0.22352940771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:.A66])" office:value-type="float" office:value="0.301551442573082" calcext:value-type="float">
            <text:p>0.3015514425730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:.A67])" office:value-type="float" office:value="0.379121533568841" calcext:value-type="float">
            <text:p>0.3791215335688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:.A68])" office:value-type="float" office:value="0.457125848898534" calcext:value-type="float">
            <text:p>0.45712584889853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:.A69])" office:value-type="float" office:value="0.536520501026571" calcext:value-type="float">
            <text:p>0.5365205010265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:.A70])" office:value-type="float" office:value="0.615219230478028" calcext:value-type="float">
            <text:p>0.615219230478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:.A71])" office:value-type="float" office:value="0.690669251214728" calcext:value-type="float">
            <text:p>0.6906692512147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:.A72])" office:value-type="float" office:value="0.769133460255545" calcext:value-type="float">
            <text:p>0.769133460255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:.A73])" office:value-type="float" office:value="0.846148977766474" calcext:value-type="float">
            <text:p>0.846148977766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:.A74])" office:value-type="float" office:value="0.92402355738197" calcext:value-type="float">
            <text:p>0.924023557381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:.A75])" office:value-type="float" office:value="1.00152547606722" calcext:value-type="float">
            <text:p>1.00152547606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:.A76])" office:value-type="float" office:value="1.08030492517401" calcext:value-type="float">
            <text:p>1.08030492517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:.A77])" office:value-type="float" office:value="1.15817749338308" calcext:value-type="float">
            <text:p>1.15817749338308</text:p>
          </table:table-cell>
        </table:table-row>
        <table:table-row table:style-name="ro1">
          <table:table-cell office:value-type="float" office:value="-1.54820828183293" calcext:value-type="float">
            <text:p>-1.54820828183293</text:p>
          </table:table-cell>
          <table:table-cell/>
          <table:table-cell table:formula="of:=AVERAGE([.A30:.A78])" office:value-type="float" office:value="1.16411341713186" calcext:value-type="float">
            <text:p>1.1641134171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:.A79])" office:value-type="float" office:value="1.24398534726938" calcext:value-type="float">
            <text:p>1.2439853472693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:.A80])" office:value-type="float" office:value="1.32055359024995" calcext:value-type="float">
            <text:p>1.320553590249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:.A81])" office:value-type="float" office:value="1.40140160324421" calcext:value-type="float">
            <text:p>1.401401603244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:.A82])" office:value-type="float" office:value="1.48103702550999" calcext:value-type="float">
            <text:p>1.481037025509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:.A83])" office:value-type="float" office:value="1.55985854653442" calcext:value-type="float">
            <text:p>1.559858546534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:.A84])" office:value-type="float" office:value="1.6346646059271" calcext:value-type="float">
            <text:p>1.6346646059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:.A85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:.A86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:.A87])" office:value-type="float" office:value="1.70662921851478" calcext:value-type="float">
            <text:p>1.70662921851478</text:p>
          </table:table-cell>
        </table:table-row>
        <table:table-row table:style-name="ro1">
          <table:table-cell office:value-type="float" office:value="-1.50959430705309" calcext:value-type="float">
            <text:p>-1.50959430705309</text:p>
          </table:table-cell>
          <table:table-cell/>
          <table:table-cell table:formula="of:=AVERAGE([.A40:.A88])" office:value-type="float" office:value="1.70906699520721" calcext:value-type="float">
            <text:p>1.70906699520721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41:.A89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:.A90])" office:value-type="float" office:value="1.62743434214598" calcext:value-type="float">
            <text:p>1.627434342145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:.A9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:.A9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:.A9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:.A9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:.A9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:.A9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:.A9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:.A9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:.A9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:.A100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:.A101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:.A102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:.A103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:.A104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:.A105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8:.A106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9:.A107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0:.A108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1:.A109])" office:value-type="float" office:value="1.69970873526791" calcext:value-type="float">
            <text:p>1.699708735267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2:.A11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3:.A111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4:.A112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5:.A113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6:.A114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7:.A115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8:.A116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69:.A117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0:.A118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1:.A119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2:.A120])" office:value-type="float" office:value="1.77433055941049" calcext:value-type="float">
            <text:p>1.77433055941049</text:p>
          </table:table-cell>
        </table:table-row>
        <table:table-row table:style-name="ro1">
          <table:table-cell office:value-type="float" office:value="-1.58918884388506" calcext:value-type="float">
            <text:p>-1.58918884388506</text:p>
          </table:table-cell>
          <table:table-cell/>
          <table:table-cell table:formula="of:=AVERAGE([.A73:.A121])" office:value-type="float" office:value="1.70108180749447" calcext:value-type="float">
            <text:p>1.70108180749447</text:p>
          </table:table-cell>
        </table:table-row>
        <table:table-row table:style-name="ro1">
          <table:table-cell office:value-type="float" office:value="-1.84977509428859" calcext:value-type="float">
            <text:p>-1.84977509428859</text:p>
          </table:table-cell>
          <table:table-cell/>
          <table:table-cell table:formula="of:=AVERAGE([.A74:.A122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5:.A123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6:.A124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7:.A125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8:.A126])" office:value-type="float" office:value="1.62251496883552" calcext:value-type="float">
            <text:p>1.622514968835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79:.A127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0:.A128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1:.A129])" office:value-type="float" office:value="1.69492738275047" calcext:value-type="float">
            <text:p>1.69492738275047</text:p>
          </table:table-cell>
        </table:table-row>
        <table:table-row table:style-name="ro1">
          <table:table-cell office:value-type="float" office:value="-1.59815887843966" calcext:value-type="float">
            <text:p>-1.59815887843966</text:p>
          </table:table-cell>
          <table:table-cell/>
          <table:table-cell table:formula="of:=AVERAGE([.A82:.A130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3:.A131])" office:value-type="float" office:value="1.62149556890477" calcext:value-type="float">
            <text:p>1.62149556890477</text:p>
          </table:table-cell>
        </table:table-row>
        <table:table-row table:style-name="ro1">
          <table:table-cell office:value-type="float" office:value="-1.5137642877996" calcext:value-type="float">
            <text:p>-1.5137642877996</text:p>
          </table:table-cell>
          <table:table-cell/>
          <table:table-cell table:formula="of:=AVERAGE([.A84:.A132])" office:value-type="float" office:value="1.54978609364355" calcext:value-type="float">
            <text:p>1.54978609364355</text:p>
          </table:table-cell>
        </table:table-row>
        <table:table-row table:style-name="ro1">
          <table:table-cell office:value-type="float" office:value="-1.59026829866469" calcext:value-type="float">
            <text:p>-1.59026829866469</text:p>
          </table:table-cell>
          <table:table-cell/>
          <table:table-cell table:formula="of:=AVERAGE([.A85:.A133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6:.A134])" office:value-type="float" office:value="1.47651531203815" calcext:value-type="float">
            <text:p>1.47651531203815</text:p>
          </table:table-cell>
        </table:table-row>
        <table:table-row table:style-name="ro1">
          <table:table-cell office:value-type="float" office:value="-1.51199374729693" calcext:value-type="float">
            <text:p>-1.51199374729693</text:p>
          </table:table-cell>
          <table:table-cell/>
          <table:table-cell table:formula="of:=AVERAGE([.A87:.A135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88:.A136])" office:value-type="float" office:value="1.40484197025658" calcext:value-type="float">
            <text:p>1.40484197025658</text:p>
          </table:table-cell>
        </table:table-row>
        <table:table-row table:style-name="ro1">
          <table:table-cell office:value-type="float" office:value="-1.53301847577095" calcext:value-type="float">
            <text:p>-1.53301847577095</text:p>
          </table:table-cell>
          <table:table-cell/>
          <table:table-cell table:formula="of:=AVERAGE([.A89:.A137])" office:value-type="float" office:value="1.40436392599703" calcext:value-type="float">
            <text:p>1.40436392599703</text:p>
          </table:table-cell>
        </table:table-row>
        <table:table-row table:style-name="ro1">
          <table:table-cell office:value-type="float" office:value="-1.51930353346765" calcext:value-type="float">
            <text:p>-1.51930353346765</text:p>
          </table:table-cell>
          <table:table-cell/>
          <table:table-cell table:formula="of:=AVERAGE([.A90:.A138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1:.A139])" office:value-type="float" office:value="1.41417405796708" calcext:value-type="float">
            <text:p>1.41417405796708</text:p>
          </table:table-cell>
        </table:table-row>
        <table:table-row table:style-name="ro1">
          <table:table-cell office:value-type="float" office:value="-1.52553973146081" calcext:value-type="float">
            <text:p>-1.52553973146081</text:p>
          </table:table-cell>
          <table:table-cell/>
          <table:table-cell table:formula="of:=AVERAGE([.A92:.A140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3:.A141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4:.A142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5:.A143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6:.A144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7:.A145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98:.A146])" office:value-type="float" office:value="1.3422242675291" calcext:value-type="float">
            <text:p>1.3422242675291</text:p>
          </table:table-cell>
        </table:table-row>
        <table:table-row table:style-name="ro1">
          <table:table-cell office:value-type="float" office:value="-1.55659869610369" calcext:value-type="float">
            <text:p>-1.55659869610369</text:p>
          </table:table-cell>
          <table:table-cell/>
          <table:table-cell table:formula="of:=AVERAGE([.A99:.A147])" office:value-type="float" office:value="1.26964062066984" calcext:value-type="float">
            <text:p>1.26964062066984</text:p>
          </table:table-cell>
        </table:table-row>
        <table:table-row table:style-name="ro1">
          <table:table-cell office:value-type="float" office:value="-1.65400306347907" calcext:value-type="float">
            <text:p>-1.65400306347907</text:p>
          </table:table-cell>
          <table:table-cell/>
          <table:table-cell table:formula="of:=AVERAGE([.A100:.A148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1:.A149])" office:value-type="float" office:value="1.19506912957843" calcext:value-type="float">
            <text:p>1.19506912957843</text:p>
          </table:table-cell>
        </table:table-row>
        <table:table-row table:style-name="ro1">
          <table:table-cell office:value-type="float" office:value="-1.51162532468736" calcext:value-type="float">
            <text:p>-1.51162532468736</text:p>
          </table:table-cell>
          <table:table-cell/>
          <table:table-cell table:formula="of:=AVERAGE([.A102:.A150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3:.A151])" office:value-type="float" office:value="1.12340330662563" calcext:value-type="float">
            <text:p>1.12340330662563</text:p>
          </table:table-cell>
        </table:table-row>
        <table:table-row table:style-name="ro1">
          <table:table-cell office:value-type="float" office:value="-1.54153091536462" calcext:value-type="float">
            <text:p>-1.54153091536462</text:p>
          </table:table-cell>
          <table:table-cell/>
          <table:table-cell table:formula="of:=AVERAGE([.A104:.A152])" office:value-type="float" office:value="1.05112716549574" calcext:value-type="float">
            <text:p>1.05112716549574</text:p>
          </table:table-cell>
        </table:table-row>
        <table:table-row table:style-name="ro1">
          <table:table-cell office:value-type="float" office:value="-1.54735762453377" calcext:value-type="float">
            <text:p>-1.54735762453377</text:p>
          </table:table-cell>
          <table:table-cell/>
          <table:table-cell table:formula="of:=AVERAGE([.A105:.A153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6:.A154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7:.A155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8:.A156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09:.A157])" office:value-type="float" office:value="0.978732111933828" calcext:value-type="float">
            <text:p>0.978732111933828</text:p>
          </table:table-cell>
        </table:table-row>
        <table:table-row table:style-name="ro1">
          <table:table-cell office:value-type="float" office:value="-1.50471681409776" calcext:value-type="float">
            <text:p>-1.50471681409776</text:p>
          </table:table-cell>
          <table:table-cell/>
          <table:table-cell table:formula="of:=AVERAGE([.A110:.A158])" office:value-type="float" office:value="0.907207278993057" calcext:value-type="float">
            <text:p>0.907207278993057</text:p>
          </table:table-cell>
        </table:table-row>
        <table:table-row table:style-name="ro1">
          <table:table-cell office:value-type="float" office:value="-1.52668841214478" calcext:value-type="float">
            <text:p>-1.52668841214478</text:p>
          </table:table-cell>
          <table:table-cell/>
          <table:table-cell table:formula="of:=AVERAGE([.A111:.A159])" office:value-type="float" office:value="0.835234046092143" calcext:value-type="float">
            <text:p>0.835234046092143</text:p>
          </table:table-cell>
        </table:table-row>
        <table:table-row table:style-name="ro1">
          <table:table-cell office:value-type="float" office:value="-1.59440307979882" calcext:value-type="float">
            <text:p>-1.59440307979882</text:p>
          </table:table-cell>
          <table:table-cell/>
          <table:table-cell table:formula="of:=AVERAGE([.A112:.A160])" office:value-type="float" office:value="0.76187888119829" calcext:value-type="float">
            <text:p>0.76187888119829</text:p>
          </table:table-cell>
        </table:table-row>
        <table:table-row table:style-name="ro1">
          <table:table-cell office:value-type="float" office:value="-1.55434826755226" calcext:value-type="float">
            <text:p>-1.55434826755226</text:p>
          </table:table-cell>
          <table:table-cell/>
          <table:table-cell table:formula="of:=AVERAGE([.A113:.A161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4:.A162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5:.A163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6:.A164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7:.A165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18:.A166])" office:value-type="float" office:value="0.689341161452325" calcext:value-type="float">
            <text:p>0.689341161452325</text:p>
          </table:table-cell>
        </table:table-row>
        <table:table-row table:style-name="ro1">
          <table:table-cell office:value-type="float" office:value="-1.69149651726484" calcext:value-type="float">
            <text:p>-1.69149651726484</text:p>
          </table:table-cell>
          <table:table-cell/>
          <table:table-cell table:formula="of:=AVERAGE([.A119:.A167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0:.A168])" office:value-type="float" office:value="0.614004497834675" calcext:value-type="float">
            <text:p>0.614004497834675</text:p>
          </table:table-cell>
        </table:table-row>
        <table:table-row table:style-name="ro1">
          <table:table-cell office:value-type="float" office:value="-1.61179168831408" calcext:value-type="float">
            <text:p>-1.61179168831408</text:p>
          </table:table-cell>
          <table:table-cell/>
          <table:table-cell table:formula="of:=AVERAGE([.A121:.A169])" office:value-type="float" office:value="0.540294463379286" calcext:value-type="float">
            <text:p>0.5402944633792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2:.A170])" office:value-type="float" office:value="0.613543215295308" calcext:value-type="float">
            <text:p>0.6135432152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3:.A171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4:.A172])" office:value-type="float" office:value="0.692110053954258" calcext:value-type="float">
            <text:p>0.692110053954258</text:p>
          </table:table-cell>
        </table:table-row>
        <table:table-row table:style-name="ro1">
          <table:table-cell office:value-type="float" office:value="-1.55538665611744" calcext:value-type="float">
            <text:p>-1.55538665611744</text:p>
          </table:table-cell>
          <table:table-cell/>
          <table:table-cell table:formula="of:=AVERAGE([.A125:.A173])" office:value-type="float" office:value="0.619551142604923" calcext:value-type="float">
            <text:p>0.619551142604923</text:p>
          </table:table-cell>
        </table:table-row>
        <table:table-row table:style-name="ro1">
          <table:table-cell office:value-type="float" office:value="-1.62812196181715" calcext:value-type="float">
            <text:p>-1.62812196181715</text:p>
          </table:table-cell>
          <table:table-cell/>
          <table:table-cell table:formula="of:=AVERAGE([.A126:.A174])" office:value-type="float" office:value="0.545507837261716" calcext:value-type="float">
            <text:p>0.545507837261716</text:p>
          </table:table-cell>
        </table:table-row>
        <table:table-row table:style-name="ro1">
          <table:table-cell office:value-type="float" office:value="-1.62821113416851" calcext:value-type="float">
            <text:p>-1.62821113416851</text:p>
          </table:table-cell>
          <table:table-cell/>
          <table:table-cell table:formula="of:=AVERAGE([.A127:.A175])" office:value-type="float" office:value="0.471462712074603" calcext:value-type="float">
            <text:p>0.471462712074603</text:p>
          </table:table-cell>
        </table:table-row>
        <table:table-row table:style-name="ro1">
          <table:table-cell office:value-type="float" office:value="-1.82056880257726" calcext:value-type="float">
            <text:p>-1.82056880257726</text:p>
          </table:table-cell>
          <table:table-cell/>
          <table:table-cell table:formula="of:=AVERAGE([.A128:.A176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29:.A177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0:.A178])" office:value-type="float" office:value="0.393491920185271" calcext:value-type="float">
            <text:p>0.393491920185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1:.A179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2:.A180])" office:value-type="float" office:value="0.466923734030979" calcext:value-type="float">
            <text:p>0.4669237340309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3:.A181])" office:value-type="float" office:value="0.538633209292195" calcext:value-type="float">
            <text:p>0.5386332092921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4:.A182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5:.A183])" office:value-type="float" office:value="0.611903990897597" calcext:value-type="float">
            <text:p>0.611903990897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6:.A184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7:.A185])" office:value-type="float" office:value="0.683577332679167" calcext:value-type="float">
            <text:p>0.6835773326791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8:.A186])" office:value-type="float" office:value="0.755679750552044" calcext:value-type="float">
            <text:p>0.7556797505520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39:.A187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0:.A188])" office:value-type="float" office:value="0.82750227164322" calcext:value-type="float">
            <text:p>0.827502271643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1:.A189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2:.A190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3:.A191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4:.A192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5:.A193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6:.A194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7:.A195])" office:value-type="float" office:value="0.899452062081196" calcext:value-type="float">
            <text:p>0.8994520620811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8:.A196])" office:value-type="float" office:value="0.972035708940455" calcext:value-type="float">
            <text:p>0.97203570894045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49:.A197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0:.A198])" office:value-type="float" office:value="1.04660720003186" calcext:value-type="float">
            <text:p>1.046607200031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1:.A199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2:.A200])" office:value-type="float" office:value="1.11827302298467" calcext:value-type="float">
            <text:p>1.118273022984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3:.A201])" office:value-type="float" office:value="1.19054916411456" calcext:value-type="float">
            <text:p>1.190549164114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4:.A202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5:.A203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6:.A204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7:.A205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8:.A206])" office:value-type="float" office:value="1.26294421767647" calcext:value-type="float">
            <text:p>1.262944217676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59:.A207])" office:value-type="float" office:value="1.33446905061724" calcext:value-type="float">
            <text:p>1.334469050617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0:.A208])" office:value-type="float" office:value="1.40644228351816" calcext:value-type="float">
            <text:p>1.406442283518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1:.A209])" office:value-type="float" office:value="1.47979744841201" calcext:value-type="float">
            <text:p>1.479797448412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2:.A210])" office:value-type="float" office:value="1.55233516815797" calcext:value-type="float">
            <text:p>1.55233516815797</text:p>
          </table:table-cell>
        </table:table-row>
        <table:table-row table:style-name="ro1">
          <table:table-cell office:value-type="float" office:value="-1.57868762619197" calcext:value-type="float">
            <text:p>-1.57868762619197</text:p>
          </table:table-cell>
          <table:table-cell/>
          <table:table-cell table:formula="of:=AVERAGE([.A163:.A211])" office:value-type="float" office:value="1.47930072680712" calcext:value-type="float">
            <text:p>1.47930072680712</text:p>
          </table:table-cell>
        </table:table-row>
        <table:table-row table:style-name="ro1">
          <table:table-cell office:value-type="float" office:value="-1.57376672038138" calcext:value-type="float">
            <text:p>-1.57376672038138</text:p>
          </table:table-cell>
          <table:table-cell/>
          <table:table-cell table:formula="of:=AVERAGE([.A164:.A212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5:.A213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6:.A214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7:.A215])" office:value-type="float" office:value="1.40636671210546" calcext:value-type="float">
            <text:p>1.406366712105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8:.A216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69:.A217])" office:value-type="float" office:value="1.48170337572311" calcext:value-type="float">
            <text:p>1.48170337572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0:.A218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1:.A219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2:.A220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3:.A221])" office:value-type="float" office:value="1.5554134101785" calcext:value-type="float">
            <text:p>1.555413410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4:.A222])" office:value-type="float" office:value="1.62797232152783" calcext:value-type="float">
            <text:p>1.627972321527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5:.A223])" office:value-type="float" office:value="1.70201562687104" calcext:value-type="float">
            <text:p>1.70201562687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6:.A224])" office:value-type="float" office:value="1.77606075205815" calcext:value-type="float">
            <text:p>1.776060752058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7:.A22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8:.A22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79:.A22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0:.A22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1:.A22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2:.A23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3:.A231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4:.A232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5:.A233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6:.A234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7:.A235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8:.A236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89:.A237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0:.A238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1:.A239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2:.A240])" office:value-type="float" office:value="1.85403154394748" calcext:value-type="float">
            <text:p>1.85403154394748</text:p>
          </table:table-cell>
        </table:table-row>
        <table:table-row table:style-name="ro1">
          <table:table-cell office:value-type="float" office:value="-1.6071418195188" calcext:value-type="float">
            <text:p>-1.6071418195188</text:p>
          </table:table-cell>
          <table:table-cell/>
          <table:table-cell table:formula="of:=AVERAGE([.A193:.A24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4:.A24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5:.A24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6:.A24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7:.A24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8:.A24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199:.A24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0:.A24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1:.A24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2:.A250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3:.A251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4:.A252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5:.A253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6:.A254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7:.A255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8:.A256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09:.A257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0:.A258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1:.A259])" office:value-type="float" office:value="1.78041640477363" calcext:value-type="float">
            <text:p>1.78041640477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2:.A260])" office:value-type="float" office:value="1.85345084612449" calcext:value-type="float">
            <text:p>1.853450846124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3:.A261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4:.A262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5:.A263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6:.A264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7:.A265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8:.A266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19:.A267])" office:value-type="float" office:value="1.92638486082615" calcext:value-type="float">
            <text:p>1.92638486082615</text:p>
          </table:table-cell>
        </table:table-row>
        <table:table-row table:style-name="ro1">
          <table:table-cell office:value-type="float" office:value="-1.61385907888115" calcext:value-type="float">
            <text:p>-1.61385907888115</text:p>
          </table:table-cell>
          <table:table-cell/>
          <table:table-cell table:formula="of:=AVERAGE([.A220:.A268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1:.A269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2:.A270])" office:value-type="float" office:value="1.85263263472653" calcext:value-type="float">
            <text:p>1.85263263472653</text:p>
          </table:table-cell>
        </table:table-row>
        <table:table-row table:style-name="ro1">
          <table:table-cell office:value-type="float" office:value="-1.63328926491439" calcext:value-type="float">
            <text:p>-1.63328926491439</text:p>
          </table:table-cell>
          <table:table-cell/>
          <table:table-cell table:formula="of:=AVERAGE([.A223:.A271])" office:value-type="float" office:value="1.77848387421807" calcext:value-type="float">
            <text:p>1.77848387421807</text:p>
          </table:table-cell>
        </table:table-row>
        <table:table-row table:style-name="ro1">
          <table:table-cell office:value-type="float" office:value="-1.56354592626691" calcext:value-type="float">
            <text:p>-1.56354592626691</text:p>
          </table:table-cell>
          <table:table-cell/>
          <table:table-cell table:formula="of:=AVERAGE([.A224:.A27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5:.A27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6:.A27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7:.A27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8:.A27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29:.A277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0:.A278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1:.A279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2:.A280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3:.A281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4:.A282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5:.A283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6:.A284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7:.A285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38:.A286])" office:value-type="float" office:value="1.7057584471514" calcext:value-type="float">
            <text:p>1.7057584471514</text:p>
          </table:table-cell>
        </table:table-row>
        <table:table-row table:style-name="ro1">
          <table:table-cell office:value-type="float" office:value="-1.56690162264705" calcext:value-type="float">
            <text:p>-1.56690162264705</text:p>
          </table:table-cell>
          <table:table-cell/>
          <table:table-cell table:formula="of:=AVERAGE([.A239:.A287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0:.A288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1:.A289])" office:value-type="float" office:value="1.63296453648514" calcext:value-type="float">
            <text:p>1.632964536485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2:.A290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3:.A291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4:.A292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5:.A293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6:.A294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7:.A295])" office:value-type="float" office:value="1.70657967565899" calcext:value-type="float">
            <text:p>1.70657967565899</text:p>
          </table:table-cell>
        </table:table-row>
        <table:table-row table:style-name="ro1">
          <table:table-cell office:value-type="float" office:value="-1.58384906268716" calcext:value-type="float">
            <text:p>-1.58384906268716</text:p>
          </table:table-cell>
          <table:table-cell/>
          <table:table-cell table:formula="of:=AVERAGE([.A248:.A296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49:.A297])" office:value-type="float" office:value="1.63343989886946" calcext:value-type="float">
            <text:p>1.63343989886946</text:p>
          </table:table-cell>
        </table:table-row>
        <table:table-row table:style-name="ro1">
          <table:table-cell office:value-type="float" office:value="-1.55768988408744" calcext:value-type="float">
            <text:p>-1.55768988408744</text:p>
          </table:table-cell>
          <table:table-cell/>
          <table:table-cell table:formula="of:=AVERAGE([.A250:.A298])" office:value-type="float" office:value="1.56083398286767" calcext:value-type="float">
            <text:p>1.56083398286767</text:p>
          </table:table-cell>
        </table:table-row>
        <table:table-row table:style-name="ro1">
          <table:table-cell office:value-type="float" office:value="-1.52801309089065" calcext:value-type="float">
            <text:p>-1.52801309089065</text:p>
          </table:table-cell>
          <table:table-cell/>
          <table:table-cell table:formula="of:=AVERAGE([.A251:.A299])" office:value-type="float" office:value="1.48883371570664" calcext:value-type="float">
            <text:p>1.48883371570664</text:p>
          </table:table-cell>
        </table:table-row>
        <table:table-row table:style-name="ro1">
          <table:table-cell office:value-type="float" office:value="-1.52654409373403" calcext:value-type="float">
            <text:p>-1.52654409373403</text:p>
          </table:table-cell>
          <table:table-cell/>
          <table:table-cell table:formula="of:=AVERAGE([.A252:.A300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3:.A301])" office:value-type="float" office:value="1.41686342807941" calcext:value-type="float">
            <text:p>1.41686342807941</text:p>
          </table:table-cell>
        </table:table-row>
        <table:table-row table:style-name="ro1">
          <table:table-cell office:value-type="float" office:value="-1.5466078727901" calcext:value-type="float">
            <text:p>-1.5466078727901</text:p>
          </table:table-cell>
          <table:table-cell/>
          <table:table-cell table:formula="of:=AVERAGE([.A254:.A302])" office:value-type="float" office:value="1.34448367557349" calcext:value-type="float">
            <text:p>1.34448367557349</text:p>
          </table:table-cell>
        </table:table-row>
        <table:table-row table:style-name="ro1">
          <table:table-cell office:value-type="float" office:value="-1.57208652555048" calcext:value-type="float">
            <text:p>-1.57208652555048</text:p>
          </table:table-cell>
          <table:table-cell/>
          <table:table-cell table:formula="of:=AVERAGE([.A255:.A303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6:.A304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7:.A305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8:.A306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59:.A307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0:.A308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1:.A309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2:.A310])" office:value-type="float" office:value="1.27158395056226" calcext:value-type="float">
            <text:p>1.27158395056226</text:p>
          </table:table-cell>
        </table:table-row>
        <table:table-row table:style-name="ro1">
          <table:table-cell office:value-type="float" office:value="-1.72898293112814" calcext:value-type="float">
            <text:p>-1.72898293112814</text:p>
          </table:table-cell>
          <table:table-cell/>
          <table:table-cell table:formula="of:=AVERAGE([.A263:.A311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4:.A312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65:.A313])" office:value-type="float" office:value="1.19548225809026" calcext:value-type="float">
            <text:p>1.19548225809026</text:p>
          </table:table-cell>
        </table:table-row>
        <table:table-row table:style-name="ro1">
          <table:table-cell office:value-type="float" office:value="-1.6165389427036" calcext:value-type="float">
            <text:p>-1.6165389427036</text:p>
          </table:table-cell>
          <table:table-cell/>
          <table:table-cell table:formula="of:=AVERAGE([.A266:.A314])" office:value-type="float" office:value="1.12167534089222" calcext:value-type="float">
            <text:p>1.12167534089222</text:p>
          </table:table-cell>
        </table:table-row>
        <table:table-row table:style-name="ro1">
          <table:table-cell office:value-type="float" office:value="-1.54454400218427" calcext:value-type="float">
            <text:p>-1.54454400218427</text:p>
          </table:table-cell>
          <table:table-cell/>
          <table:table-cell table:formula="of:=AVERAGE([.A267:.A315])" office:value-type="float" office:value="1.04933770819458" calcext:value-type="float">
            <text:p>1.04933770819458</text:p>
          </table:table-cell>
        </table:table-row>
        <table:table-row table:style-name="ro1">
          <table:table-cell office:value-type="float" office:value="-1.87506953574419" calcext:value-type="float">
            <text:p>-1.87506953574419</text:p>
          </table:table-cell>
          <table:table-cell/>
          <table:table-cell table:formula="of:=AVERAGE([.A268:.A316])" office:value-type="float" office:value="0.970254656444703" calcext:value-type="float">
            <text:p>0.970254656444703</text:p>
          </table:table-cell>
        </table:table-row>
        <table:table-row table:style-name="ro1">
          <table:table-cell office:value-type="float" office:value="-1.60064631771445" calcext:value-type="float">
            <text:p>-1.60064631771445</text:p>
          </table:table-cell>
          <table:table-cell/>
          <table:table-cell table:formula="of:=AVERAGE([.A269:.A317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0:.A318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1:.A319])" office:value-type="float" office:value="0.970524304631778" calcext:value-type="float">
            <text:p>0.97052430463177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2:.A320])" office:value-type="float" office:value="1.04467306514024" calcext:value-type="float">
            <text:p>1.044673065140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3:.A32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4:.A32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5:.A32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6:.A32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7:.A32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8:.A326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79:.A327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0:.A328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1:.A329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2:.A330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3:.A331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4:.A332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5:.A333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6:.A334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7:.A335])" office:value-type="float" office:value="1.11739849220691" calcext:value-type="float">
            <text:p>1.117398492206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8:.A336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89:.A337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0:.A338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1:.A339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2:.A340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3:.A341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4:.A342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5:.A343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6:.A344])" office:value-type="float" office:value="1.19019240287317" calcext:value-type="float">
            <text:p>1.190192402873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7:.A345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8:.A346])" office:value-type="float" office:value="1.26333217966271" calcext:value-type="float">
            <text:p>1.263332179662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299:.A347])" office:value-type="float" office:value="1.33593809566449" calcext:value-type="float">
            <text:p>1.33593809566449</text:p>
          </table:table-cell>
        </table:table-row>
        <table:table-row table:style-name="ro1">
          <table:table-cell office:value-type="float" office:value="-1.53027877260745" calcext:value-type="float">
            <text:p>-1.53027877260745</text:p>
          </table:table-cell>
          <table:table-cell/>
          <table:table-cell table:formula="of:=AVERAGE([.A300:.A348])" office:value-type="float" office:value="1.33589185726211" calcext:value-type="float">
            <text:p>1.335891857262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1:.A349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2:.A350])" office:value-type="float" office:value="1.40786214488933" calcext:value-type="float">
            <text:p>1.40786214488933</text:p>
          </table:table-cell>
        </table:table-row>
        <table:table-row table:style-name="ro1">
          <table:table-cell office:value-type="float" office:value="-1.66384252845943" calcext:value-type="float">
            <text:p>-1.66384252845943</text:p>
          </table:table-cell>
          <table:table-cell/>
          <table:table-cell table:formula="of:=AVERAGE([.A303:.A351])" office:value-type="float" office:value="1.40546960089608" calcext:value-type="float">
            <text:p>1.40546960089608</text:p>
          </table:table-cell>
        </table:table-row>
        <table:table-row table:style-name="ro1">
          <table:table-cell office:value-type="float" office:value="-1.52414817345142" calcext:value-type="float">
            <text:p>-1.52414817345142</text:p>
          </table:table-cell>
          <table:table-cell/>
          <table:table-cell table:formula="of:=AVERAGE([.A304:.A352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5:.A353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6:.A354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7:.A355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8:.A356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09:.A357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0:.A358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1:.A359])" office:value-type="float" office:value="1.40644793461239" calcext:value-type="float">
            <text:p>1.406447934612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2:.A360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3:.A361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4:.A362])" office:value-type="float" office:value="1.48254962708439" calcext:value-type="float">
            <text:p>1.48254962708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5:.A363])" office:value-type="float" office:value="1.55635654428242" calcext:value-type="float">
            <text:p>1.5563565442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6:.A364])" office:value-type="float" office:value="1.62869417698006" calcext:value-type="float">
            <text:p>1.62869417698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7:.A365])" office:value-type="float" office:value="1.70777722872994" calcext:value-type="float">
            <text:p>1.707777228729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8:.A36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19:.A36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0:.A36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1:.A369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2:.A370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3:.A371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4:.A372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5:.A373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6:.A374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7:.A375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8:.A376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29:.A377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0:.A378])" office:value-type="float" office:value="1.78125980664248" calcext:value-type="float">
            <text:p>1.78125980664248</text:p>
          </table:table-cell>
        </table:table-row>
        <table:table-row table:style-name="ro1">
          <table:table-cell office:value-type="float" office:value="-1.58189313755929" calcext:value-type="float">
            <text:p>-1.58189313755929</text:p>
          </table:table-cell>
          <table:table-cell/>
          <table:table-cell table:formula="of:=AVERAGE([.A331:.A379])" office:value-type="float" office:value="1.70815994669229" calcext:value-type="float">
            <text:p>1.70815994669229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32:.A38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3:.A381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4:.A382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5:.A383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6:.A384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7:.A385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8:.A386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39:.A387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0:.A388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1:.A389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2:.A390])" office:value-type="float" office:value="1.62652729363107" calcext:value-type="float">
            <text:p>1.626527293631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3:.A391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4:.A392])" office:value-type="float" office:value="1.54489464056985" calcext:value-type="float">
            <text:p>1.54489464056985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/>
          <table:table-cell table:formula="of:=AVERAGE([.A345:.A393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6:.A394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7:.A395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8:.A396])" office:value-type="float" office:value="1.46326198750862" calcext:value-type="float">
            <text:p>1.4632619875086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49:.A397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0:.A398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1:.A399])" office:value-type="float" office:value="1.53530849307204" calcext:value-type="float">
            <text:p>1.535308493072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2:.A400])" office:value-type="float" office:value="1.61008078957121" calcext:value-type="float">
            <text:p>1.61008078957121</text:p>
          </table:table-cell>
        </table:table-row>
        <table:table-row table:style-name="ro1">
          <table:table-cell office:value-type="float" office:value="-1.5302001601398" calcext:value-type="float">
            <text:p>-1.5302001601398</text:p>
          </table:table-cell>
          <table:table-cell/>
          <table:table-cell table:formula="of:=AVERAGE([.A353:.A401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4:.A402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5:.A403])" office:value-type="float" office:value="1.60995727963879" calcext:value-type="float">
            <text:p>1.60995727963879</text:p>
          </table:table-cell>
        </table:table-row>
        <table:table-row table:style-name="ro1">
          <table:table-cell office:value-type="float" office:value="-1.61283946344256" calcext:value-type="float">
            <text:p>-1.61283946344256</text:p>
          </table:table-cell>
          <table:table-cell/>
          <table:table-cell table:formula="of:=AVERAGE([.A356:.A404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57:.A405])" office:value-type="float" office:value="1.53622586201752" calcext:value-type="float">
            <text:p>1.53622586201752</text:p>
          </table:table-cell>
        </table:table-row>
        <table:table-row table:style-name="ro1">
          <table:table-cell office:value-type="float" office:value="-1.63987393907011" calcext:value-type="float">
            <text:p>-1.63987393907011</text:p>
          </table:table-cell>
          <table:table-cell/>
          <table:table-cell table:formula="of:=AVERAGE([.A358:.A406])" office:value-type="float" office:value="1.46194272040384" calcext:value-type="float">
            <text:p>1.46194272040384</text:p>
          </table:table-cell>
        </table:table-row>
        <table:table-row table:style-name="ro1">
          <table:table-cell office:value-type="float" office:value="-1.52924625064433" calcext:value-type="float">
            <text:p>-1.52924625064433</text:p>
          </table:table-cell>
          <table:table-cell/>
          <table:table-cell table:formula="of:=AVERAGE([.A359:.A40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0:.A40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1:.A40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2:.A41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3:.A41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4:.A41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5:.A41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6:.A41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7:.A41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8:.A416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69:.A417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0:.A418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1:.A419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2:.A420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3:.A421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4:.A422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5:.A423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6:.A424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7:.A425])" office:value-type="float" office:value="1.38991728671722" calcext:value-type="float">
            <text:p>1.38991728671722</text:p>
          </table:table-cell>
        </table:table-row>
        <table:table-row table:style-name="ro1">
          <table:table-cell office:value-type="float" office:value="-1.50117103981078" calcext:value-type="float">
            <text:p>-1.50117103981078</text:p>
          </table:table-cell>
          <table:table-cell/>
          <table:table-cell table:formula="of:=AVERAGE([.A378:.A426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79:.A427])" office:value-type="float" office:value="1.318464816517" calcext:value-type="float">
            <text:p>1.318464816517</text:p>
          </table:table-cell>
        </table:table-row>
        <table:table-row table:style-name="ro1">
          <table:table-cell office:value-type="float" office:value="-1.58930500260592" calcext:value-type="float">
            <text:p>-1.58930500260592</text:p>
          </table:table-cell>
          <table:table-cell/>
          <table:table-cell table:formula="of:=AVERAGE([.A380:.A428])" office:value-type="float" office:value="1.31831355396503" calcext:value-type="float">
            <text:p>1.318313553965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1:.A429])" office:value-type="float" office:value="1.39994620702626" calcext:value-type="float">
            <text:p>1.39994620702626</text:p>
          </table:table-cell>
        </table:table-row>
        <table:table-row table:style-name="ro1">
          <table:table-cell office:value-type="float" office:value="-1.67470160887837" calcext:value-type="float">
            <text:p>-1.67470160887837</text:p>
          </table:table-cell>
          <table:table-cell/>
          <table:table-cell table:formula="of:=AVERAGE([.A382:.A430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3:.A431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4:.A432])" office:value-type="float" office:value="1.32495229664098" calcext:value-type="float">
            <text:p>1.32495229664098</text:p>
          </table:table-cell>
        </table:table-row>
        <table:table-row table:style-name="ro1">
          <table:table-cell office:value-type="float" office:value="-1.88736241370738" calcext:value-type="float">
            <text:p>-1.88736241370738</text:p>
          </table:table-cell>
          <table:table-cell/>
          <table:table-cell table:formula="of:=AVERAGE([.A385:.A433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6:.A434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7:.A435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8:.A436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89:.A437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0:.A438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1:.A439])" office:value-type="float" office:value="1.24561836983063" calcext:value-type="float">
            <text:p>1.245618369830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2:.A440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3:.A441])" office:value-type="float" office:value="1.32725102289185" calcext:value-type="float">
            <text:p>1.327251022891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4:.A442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5:.A443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6:.A444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7:.A445])" office:value-type="float" office:value="1.40888367595308" calcext:value-type="float">
            <text:p>1.40888367595308</text:p>
          </table:table-cell>
        </table:table-row>
        <table:table-row table:style-name="ro1">
          <table:table-cell office:value-type="float" office:value="-1.57095192471147" calcext:value-type="float">
            <text:p>-1.57095192471147</text:p>
          </table:table-cell>
          <table:table-cell/>
          <table:table-cell table:formula="of:=AVERAGE([.A398:.A446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399:.A447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0:.A448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1:.A449])" office:value-type="float" office:value="1.33600710606101" calcext:value-type="float">
            <text:p>1.33600710606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2:.A450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3:.A451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4:.A452])" office:value-type="float" office:value="1.40805200728835" calcext:value-type="float">
            <text:p>1.408052007288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5:.A453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6:.A454])" office:value-type="float" office:value="1.48178342490963" calcext:value-type="float">
            <text:p>1.481783424909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7:.A455])" office:value-type="float" office:value="1.5560665665233" calcext:value-type="float">
            <text:p>1.55606656652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8:.A45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09:.A45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0:.A45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1:.A45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2:.A460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3:.A461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4:.A462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5:.A463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6:.A464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7:.A465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8:.A466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19:.A467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0:.A468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1:.A469])" office:value-type="float" office:value="1.62809200020992" calcext:value-type="float">
            <text:p>1.62809200020992</text:p>
          </table:table-cell>
        </table:table-row>
        <table:table-row table:style-name="ro1">
          <table:table-cell office:value-type="float" office:value="-1.54992367627621" calcext:value-type="float">
            <text:p>-1.54992367627621</text:p>
          </table:table-cell>
          <table:table-cell/>
          <table:table-cell table:formula="of:=AVERAGE([.A422:.A470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3:.A471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4:.A472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5:.A473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6:.A474])" office:value-type="float" office:value="1.5556445782451" calcext:value-type="float">
            <text:p>1.555644578245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7:.A475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8:.A476])" office:value-type="float" office:value="1.62709704844532" calcext:value-type="float">
            <text:p>1.627097048445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29:.A477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0:.A478])" office:value-type="float" office:value="1.70034817094748" calcext:value-type="float">
            <text:p>1.700348170947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1:.A479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2:.A480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3:.A481])" office:value-type="float" office:value="1.77534208133275" calcext:value-type="float">
            <text:p>1.775342081332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4:.A482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5:.A483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6:.A484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7:.A485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8:.A486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39:.A487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0:.A488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1:.A489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2:.A490])" office:value-type="float" office:value="1.85467600814311" calcext:value-type="float">
            <text:p>1.85467600814311</text:p>
          </table:table-cell>
        </table:table-row>
        <table:table-row table:style-name="ro1">
          <table:table-cell office:value-type="float" office:value="-1.59270528516173" calcext:value-type="float">
            <text:p>-1.59270528516173</text:p>
          </table:table-cell>
          <table:table-cell/>
          <table:table-cell table:formula="of:=AVERAGE([.A443:.A491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4:.A492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5:.A493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6:.A494])" office:value-type="float" office:value="1.7813554921194" calcext:value-type="float">
            <text:p>1.78135549211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7:.A49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8:.A49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49:.A49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0:.A49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1:.A49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2:.A50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3:.A50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4:.A50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5:.A50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6:.A50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7:.A50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8:.A506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59:.A507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0:.A508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1:.A509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2:.A510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3:.A511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4:.A512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5:.A513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6:.A514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67:.A515])" office:value-type="float" office:value="1.85423206201147" calcext:value-type="float">
            <text:p>1.85423206201147</text:p>
          </table:table-cell>
        </table:table-row>
        <table:table-row table:style-name="ro1">
          <table:table-cell office:value-type="float" office:value="-1.51512885943949" calcext:value-type="float">
            <text:p>-1.51512885943949</text:p>
          </table:table-cell>
          <table:table-cell/>
          <table:table-cell table:formula="of:=AVERAGE([.A468:.A516])" office:value-type="float" office:value="1.78249473834944" calcext:value-type="float">
            <text:p>1.78249473834944</text:p>
          </table:table-cell>
        </table:table-row>
        <table:table-row table:style-name="ro1">
          <table:table-cell office:value-type="float" office:value="-1.51820413224101" calcext:value-type="float">
            <text:p>-1.51820413224101</text:p>
          </table:table-cell>
          <table:table-cell/>
          <table:table-cell table:formula="of:=AVERAGE([.A469:.A517])" office:value-type="float" office:value="1.71069465401799" calcext:value-type="float">
            <text:p>1.71069465401799</text:p>
          </table:table-cell>
        </table:table-row>
        <table:table-row table:style-name="ro1">
          <table:table-cell office:value-type="float" office:value="-1.68369510984123" calcext:value-type="float">
            <text:p>-1.68369510984123</text:p>
          </table:table-cell>
          <table:table-cell/>
          <table:table-cell table:formula="of:=AVERAGE([.A470:.A518])" office:value-type="float" office:value="1.63551720279674" calcext:value-type="float">
            <text:p>1.635517202796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1:.A51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2:.A52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3:.A52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4:.A52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5:.A52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6:.A52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7:.A52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8:.A52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79:.A52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0:.A52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1:.A52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2:.A530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3:.A531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4:.A532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5:.A533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6:.A534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7:.A535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8:.A536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89:.A537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0:.A538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1:.A539])" office:value-type="float" office:value="1.70796462476156" calcext:value-type="float">
            <text:p>1.70796462476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2:.A540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3:.A541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4:.A542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5:.A543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6:.A544])" office:value-type="float" office:value="1.78128514078527" calcext:value-type="float">
            <text:p>1.78128514078527</text:p>
          </table:table-cell>
        </table:table-row>
        <table:table-row table:style-name="ro1">
          <table:table-cell office:value-type="float" office:value="-1.59498856668472" calcext:value-type="float">
            <text:p>-1.59498856668472</text:p>
          </table:table-cell>
          <table:table-cell/>
          <table:table-cell table:formula="of:=AVERAGE([.A497:.A54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8:.A54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499:.A54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0:.A54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1:.A54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2:.A55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3:.A55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4:.A55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5:.A55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6:.A55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7:.A555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8:.A556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09:.A557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0:.A558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1:.A559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2:.A560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3:.A561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4:.A562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5:.A563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6:.A564])" office:value-type="float" office:value="1.70791802717946" calcext:value-type="float">
            <text:p>1.707918027179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7:.A565])" office:value-type="float" office:value="1.77965535084149" calcext:value-type="float">
            <text:p>1.7796553508414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8:.A566])" office:value-type="float" office:value="1.85145543517294" calcext:value-type="float">
            <text:p>1.851455435172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19:.A567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0:.A568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1:.A569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2:.A570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3:.A571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4:.A572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5:.A573])" office:value-type="float" office:value="1.92663288639419" calcext:value-type="float">
            <text:p>1.92663288639419</text:p>
          </table:table-cell>
        </table:table-row>
        <table:table-row table:style-name="ro1">
          <table:table-cell office:value-type="float" office:value="-1.68411867851019" calcext:value-type="float">
            <text:p>-1.68411867851019</text:p>
          </table:table-cell>
          <table:table-cell/>
          <table:table-cell table:formula="of:=AVERAGE([.A526:.A57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7:.A57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8:.A57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29:.A57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0:.A57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1:.A57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2:.A58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3:.A58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4:.A58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5:.A58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6:.A584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7:.A585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8:.A586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39:.A587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0:.A588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1:.A589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2:.A590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3:.A591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4:.A592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5:.A593])" office:value-type="float" office:value="1.85144679091439" calcext:value-type="float">
            <text:p>1.851446790914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6:.A594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7:.A595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8:.A596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49:.A597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0:.A598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1:.A599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2:.A600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3:.A601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4:.A602])" office:value-type="float" office:value="1.9248139045202" calcext:value-type="float">
            <text:p>1.9248139045202</text:p>
          </table:table-cell>
        </table:table-row>
        <table:table-row table:style-name="ro1">
          <table:table-cell office:value-type="float" office:value="-1.57582003110349" calcext:value-type="float">
            <text:p>-1.57582003110349</text:p>
          </table:table-cell>
          <table:table-cell/>
          <table:table-cell table:formula="of:=AVERAGE([.A555:.A60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6:.A60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7:.A60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8:.A60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59:.A60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0:.A60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1:.A60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2:.A61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3:.A61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4:.A61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5:.A613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6:.A614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7:.A615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8:.A616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69:.A617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0:.A618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1:.A619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2:.A620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3:.A621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4:.A622])" office:value-type="float" office:value="1.85183798551809" calcext:value-type="float">
            <text:p>1.851837985518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5:.A623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6:.A624])" office:value-type="float" office:value="1.92702408099789" calcext:value-type="float">
            <text:p>1.927024080997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AVERAGE([.A577:.A625])" office:value-type="float" office:value="1.92702408099789" calcext:value-type="float">
            <text:p>1.927024080997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4">00/00/0000</text:date>, <text:time style:data-style-name="N2" text:time-value="14:17:59.5685090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0-10T14:35:20.123809345</dc:date>
    <meta:editing-duration>PT1H56M42S</meta:editing-duration>
    <meta:editing-cycles>3</meta:editing-cycles>
    <meta:generator>LibreOffice/6.4.7.2$Linux_X86_64 LibreOffice_project/40$Build-2</meta:generator>
    <meta:document-statistic meta:table-count="1" meta:cell-count="1247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644cm" svg:height="15.089cm" xlink:href=".." xlink:type="simple" chart:class="chart:line" chart:style-name="ch1">
        <chart:legend chart:legend-position="end" svg:x="31.712cm" svg:y="7.245cm" style:legend-expansion="high" chart:style-name="ch2"/>
        <chart:plot-area chart:style-name="ch3" table:cell-range-address="rewardlist_10_04_2021unfinished.A2:rewardlist_10_04_2021unfinished.A625" chart:data-source-has-labels="row" svg:x="0.692cm" svg:y="0.301cm" svg:width="30.328cm" svg:height="14.487cm">
          <chartooo:coordinate-region svg:x="1.525cm" svg:y="0.5cm" svg:width="29.495cm" svg:height="14.0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10_04_2021unfinished.A3:rewardlist_10_04_2021unfinished.A625" chart:label-cell-address="rewardlist_10_04_2021unfinished.A2:rewardlist_10_04_2021unfinished.A2" chart:class="chart:line">
            <chart:data-point chart:repeated="62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wardlist</text:p>
                <draw:g>
                  <svg:desc>rewardlist_10_04_2021unfinished.A2:rewardlist_10_04_2021unfinished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A3:rewardlist_10_04_2021unfinished.A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84761735804975">
                <text:p>-1.84761735804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81128197151124">
                <text:p>-1.811281971511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69802721868157">
                <text:p>-1.698027218681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87990596248507">
                <text:p>-1.879905962485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6162822496891">
                <text:p>-1.761628224968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86519487115145">
                <text:p>-1.865194871151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84308247465491">
                <text:p>-1.843082474654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0987892816961">
                <text:p>-1.709878928169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9046115291715">
                <text:p>-1.890461152917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5027140882313">
                <text:p>-1.850271408823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330435452044">
                <text:p>-1.83304354520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3730856490433">
                <text:p>-1.837308564904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94949676947892">
                <text:p>-1.94949676947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230797082603">
                <text:p>-1.82307970826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0093445879221">
                <text:p>-1.800934458792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2221145115495">
                <text:p>-1.822211451154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9033795427382">
                <text:p>-1.8903379542738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5623774312139">
                <text:p>-1.856237743121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69705101609826">
                <text:p>-1.697051016098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4474624300003">
                <text:p>-1.844746243000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77376035803557">
                <text:p>-1.773760358035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85440115929">
                <text:p>-1.815854401159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9759401557744">
                <text:p>-1.797594015577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6019300623238">
                <text:p>-1.860193006232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575584224463">
                <text:p>-1.815755842244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3906854552329">
                <text:p>-1.83906854552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91372457673848">
                <text:p>-1.913724576738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75184390604794">
                <text:p>-1.75184390604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96155263671875">
                <text:p>-1.9615526367187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90213569102287">
                <text:p>-1.9021356910228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6225453019738">
                <text:p>-1.862254530197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66549691024125">
                <text:p>-1.66549691024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2626601679623">
                <text:p>-1.52626601679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2904536498189">
                <text:p>-1.6290453649818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5414452629745">
                <text:p>-1.54144526297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65646938298643">
                <text:p>-1.6564693829864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1.54820828183293">
                <text:p>-1.5482082818329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.50959430705309">
                <text:p>-1.509594307053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1.58918884388506">
                <text:p>-1.589188843885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1.84977509428859">
                <text:p>-1.849775094288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1.59815887843966">
                <text:p>-1.598158878439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1.5137642877996">
                <text:p>-1.513764287799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1.59026829866469">
                <text:p>-1.590268298664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1.51199374729693">
                <text:p>-1.5119937472969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1.53301847577095">
                <text:p>-1.533018475770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1.51930353346765">
                <text:p>-1.5193035334676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1.52553973146081">
                <text:p>-1.5255397314608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1.55659869610369">
                <text:p>-1.5565986961036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65400306347907">
                <text:p>-1.654003063479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1.51162532468736">
                <text:p>-1.511625324687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1.54153091536462">
                <text:p>-1.541530915364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.54735762453377">
                <text:p>-1.5473576245337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1.50471681409776">
                <text:p>-1.504716814097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1.52668841214478">
                <text:p>-1.526688412144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1.59440307979882">
                <text:p>-1.5944030797988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1.55434826755226">
                <text:p>-1.5543482675522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1.69149651726484">
                <text:p>-1.691496517264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1.61179168831408">
                <text:p>-1.611791688314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55538665611744">
                <text:p>-1.5553866561174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1.62812196181715">
                <text:p>-1.628121961817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1.62821113416851">
                <text:p>-1.628211134168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1.82056880257726">
                <text:p>-1.8205688025772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57868762619197">
                <text:p>-1.5786876261919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57376672038138">
                <text:p>-1.573766720381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071418195188">
                <text:p>-1.60714181951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61385907888115">
                <text:p>-1.6138590788811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63328926491439">
                <text:p>-1.6332892649143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56354592626691">
                <text:p>-1.563545926266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56690162264705">
                <text:p>-1.566901622647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58384906268716">
                <text:p>-1.5838490626871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55768988408744">
                <text:p>-1.5576898840874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52801309089065">
                <text:p>-1.5280130908906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52654409373403">
                <text:p>-1.5265440937340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5466078727901">
                <text:p>-1.546607872790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57208652555048">
                <text:p>-1.5720865255504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72898293112814">
                <text:p>-1.728982931128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6165389427036">
                <text:p>-1.616538942703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4454400218427">
                <text:p>-1.5445440021842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87506953574419">
                <text:p>-1.875069535744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60064631771445">
                <text:p>-1.6006463177144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3027877260745">
                <text:p>-1.530278772607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66384252845943">
                <text:p>-1.663842528459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2414817345142">
                <text:p>-1.524148173451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189313755929">
                <text:p>-1.581893137559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302001601398">
                <text:p>-1.530200160139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61283946344256">
                <text:p>-1.6128394634425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63987393907011">
                <text:p>-1.6398739390701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2924625064433">
                <text:p>-1.529246250644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50117103981078">
                <text:p>-1.5011710398107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58930500260592">
                <text:p>-1.5893050026059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7470160887837">
                <text:p>-1.6747016088783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88736241370738">
                <text:p>-1.8873624137073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57095192471147">
                <text:p>-1.5709519247114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54992367627621">
                <text:p>-1.54992367627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59270528516173">
                <text:p>-1.5927052851617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51512885943949">
                <text:p>-1.5151288594394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51820413224101">
                <text:p>-1.5182041322410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8369510984123">
                <text:p>-1.68369510984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59498856668472">
                <text:p>-1.59498856668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8411867851019">
                <text:p>-1.6841186785101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57582003110349">
                <text:p>-1.5758200311034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9cm" svg:height="10.825cm" xlink:href=".." xlink:type="simple" chart:class="chart:line" chart:style-name="ch1">
        <chart:title svg:x="3.517cm" svg:y="0.351cm" chart:style-name="ch2">
          <text:p>10-4-2021 End-of-Episode Rewards (50 ep rolling avg), 
Peg in Hole w/ Large Chamfer</text:p>
        </chart:title>
        <chart:plot-area chart:style-name="ch3" table:cell-range-address="rewardlist_10_04_2021unfinished.C3:rewardlist_10_04_2021unfinished.C625" svg:x="1.715cm" svg:y="1.85cm" svg:width="16.13cm" svg:height="7.778cm">
          <chartooo:coordinate-region svg:x="2.548cm" svg:y="2.049cm" svg:width="15.297cm" svg:height="7.38cm"/>
          <chart:axis chart:dimension="x" chart:name="primary-x" chart:style-name="ch4">
            <chart:title svg:x="9.127cm" svg:y="9.844cm" chart:style-name="ch5">
              <text:p>Episode</text:p>
            </chart:title>
          </chart:axis>
          <chart:axis chart:dimension="y" chart:name="primary-y" chart:style-name="ch4">
            <chart:title svg:x="0.451cm" svg:y="6.866cm" chart:style-name="ch6">
              <text:p>Rewards</text:p>
            </chart:title>
            <chart:grid chart:style-name="ch7" chart:class="major"/>
          </chart:axis>
          <chart:series chart:style-name="ch8" chart:values-cell-range-address="rewardlist_10_04_2021unfinished.C3:rewardlist_10_04_2021unfinished.C625" chart:class="chart:line">
            <chart:data-point chart:repeated="62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64779737181664">
                <text:p>-1.64779737181664</text:p>
                <draw:g>
                  <svg:desc>rewardlist_10_04_2021unfinished.C3:rewardlist_10_04_2021unfinished.C6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7477073649332">
                <text:p>-1.747707364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1.76889890045921">
                <text:p>-1.76889890045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7511809800148">
                <text:p>-1.7511809800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.77692597650885">
                <text:p>-1.776925976508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.7743763512522">
                <text:p>-1.774376351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.78735042552352">
                <text:p>-1.787350425523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79431693166494">
                <text:p>-1.794316931664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78493493127657">
                <text:p>-1.784934931276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79548755344063">
                <text:p>-1.7954875534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80046790392995">
                <text:p>-1.80046790392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0318254070282">
                <text:p>-1.803182540702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80580761948755">
                <text:p>-1.805807619487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81607113020122">
                <text:p>-1.81607113020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81653836873849">
                <text:p>-1.816538368738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1.81556312436685">
                <text:p>-1.815563124366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1.81595420241321">
                <text:p>-1.815954202413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82008663307213">
                <text:p>-1.82008663307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.82198932307472">
                <text:p>-1.821989323074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.8157424077259">
                <text:p>-1.81574240772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.81712354273895">
                <text:p>-1.817123542738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8151524888888">
                <text:p>-1.81515248888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151830068136">
                <text:p>-1.81518300681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81445013217876">
                <text:p>-1.814450132178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81627984714091">
                <text:p>-1.816279847140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81625969310644">
                <text:p>-1.816259693106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81710446541817">
                <text:p>-1.8171044654181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82055518367961">
                <text:p>-1.8205551836796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81818582927852">
                <text:p>-1.818185829278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82296472285986">
                <text:p>-1.822964722859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2551862505867">
                <text:p>-1.825518625058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82666662209425">
                <text:p>-1.826666622094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2178269143204">
                <text:p>-1.82178269143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81309102453099">
                <text:p>-1.81309102453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70414556668724">
                <text:p>-1.704145566687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60125263427926">
                <text:p>-1.601252634279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60200378916312">
                <text:p>-1.602003789163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50721421576409">
                <text:p>-1.5072142157640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41728564612911">
                <text:p>-1.417285646129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42038963655025">
                <text:p>-1.42038963655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33696549907341">
                <text:p>-1.336965499073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.25751393957166">
                <text:p>-1.257513939571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.18175780144209">
                <text:p>-1.181757801442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.10944512413659">
                <text:p>-1.109445124136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.04034634360022">
                <text:p>-1.040346343600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974251857869781">
                <text:p>-0.9742518578697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91096990344702">
                <text:p>-0.910969903447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850324697125207">
                <text:p>-0.850324697125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792154805347141">
                <text:p>-0.7921548053471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717709961024353">
                <text:p>-0.7177099610243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639187157798848">
                <text:p>-0.63918715779884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561405893074129">
                <text:p>-0.5614058930741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85935949835729">
                <text:p>-0.4859359498357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06754195499299">
                <text:p>-0.40675419549929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32998627254075">
                <text:p>-0.3299862725407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251104744558067">
                <text:p>-0.2511047445580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72674489973274">
                <text:p>-0.172674489973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096962675112669">
                <text:p>-0.096962675112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092187332869185">
                <text:p>-0.0921873328691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0136103653421824">
                <text:p>-0.013610365342182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46150131313769">
                <text:p>0.06461501313137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42927432823302">
                <text:p>0.1429274328233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23529407710627">
                <text:p>0.2235294077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1551442573082">
                <text:p>0.3015514425730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79121533568841">
                <text:p>0.37912153356884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57125848898534">
                <text:p>0.4571258488985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36520501026571">
                <text:p>0.53652050102657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15219230478028">
                <text:p>0.6152192304780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90669251214728">
                <text:p>0.6906692512147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69133460255545">
                <text:p>0.7691334602555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46148977766474">
                <text:p>0.84614897776647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2402355738197">
                <text:p>0.924023557381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00152547606722">
                <text:p>1.0015254760672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08030492517401">
                <text:p>1.0803049251740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15817749338308">
                <text:p>1.158177493383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16411341713186">
                <text:p>1.164113417131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24398534726938">
                <text:p>1.2439853472693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2055359024995">
                <text:p>1.320553590249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40140160324421">
                <text:p>1.401401603244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48103702550999">
                <text:p>1.481037025509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55985854653442">
                <text:p>1.559858546534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346646059271">
                <text:p>1.6346646059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0662921851478">
                <text:p>1.706629218514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0906699520721">
                <text:p>1.709066995207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2743434214598">
                <text:p>1.62743434214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69970873526791">
                <text:p>1.69970873526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77433055941049">
                <text:p>1.774330559410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70108180749447">
                <text:p>1.701081807494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2251496883552">
                <text:p>1.622514968835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9492738275047">
                <text:p>1.694927382750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62149556890477">
                <text:p>1.621495568904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4978609364355">
                <text:p>1.549786093643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47651531203815">
                <text:p>1.476515312038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40484197025658">
                <text:p>1.4048419702565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40436392599703">
                <text:p>1.4043639259970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41417405796708">
                <text:p>1.41417405796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422242675291">
                <text:p>1.342224267529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26964062066984">
                <text:p>1.26964062066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19506912957843">
                <text:p>1.19506912957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12340330662563">
                <text:p>1.1234033066256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05112716549574">
                <text:p>1.051127165495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8732111933828">
                <text:p>0.97873211193382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07207278993057">
                <text:p>0.9072072789930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835234046092143">
                <text:p>0.83523404609214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76187888119829">
                <text:p>0.761878881198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689341161452325">
                <text:p>0.6893411614523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614004497834675">
                <text:p>0.6140044978346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540294463379286">
                <text:p>0.54029446337928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13543215295308">
                <text:p>0.6135432152953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692110053954258">
                <text:p>0.69211005395425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619551142604923">
                <text:p>0.6195511426049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45507837261716">
                <text:p>0.5455078372617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71462712074603">
                <text:p>0.4714627120746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3491920185271">
                <text:p>0.3934919201852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66923734030979">
                <text:p>0.4669237340309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538633209292195">
                <text:p>0.5386332092921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11903990897597">
                <text:p>0.6119039908975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683577332679167">
                <text:p>0.6835773326791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755679750552044">
                <text:p>0.75567975055204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2750227164322">
                <text:p>0.827502271643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899452062081196">
                <text:p>0.8994520620811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2035708940455">
                <text:p>0.9720357089404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04660720003186">
                <text:p>1.046607200031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1827302298467">
                <text:p>1.118273022984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9054916411456">
                <text:p>1.1905491641145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26294421767647">
                <text:p>1.2629442176764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33446905061724">
                <text:p>1.334469050617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40644228351816">
                <text:p>1.406442283518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47979744841201">
                <text:p>1.479797448412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55233516815797">
                <text:p>1.5523351681579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47930072680712">
                <text:p>1.4793007268071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40636671210546">
                <text:p>1.406366712105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48170337572311">
                <text:p>1.4817033757231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5554134101785">
                <text:p>1.555413410178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62797232152783">
                <text:p>1.627972321527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70201562687104">
                <text:p>1.7020156268710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77606075205815">
                <text:p>1.776060752058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85403154394748">
                <text:p>1.854031543947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8041640477363">
                <text:p>1.78041640477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85345084612449">
                <text:p>1.853450846124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92638486082615">
                <text:p>1.9263848608261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.85263263472653">
                <text:p>1.852632634726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.77848387421807">
                <text:p>1.7784838742180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7057584471514">
                <text:p>1.70575844715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.63296453648514">
                <text:p>1.63296453648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.70657967565899">
                <text:p>1.7065796756589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.63343989886946">
                <text:p>1.633439898869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56083398286767">
                <text:p>1.560833982867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48883371570664">
                <text:p>1.4888337157066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1686342807941">
                <text:p>1.416863428079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4448367557349">
                <text:p>1.3444836755734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7158395056226">
                <text:p>1.271583950562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19548225809026">
                <text:p>1.1954822580902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.12167534089222">
                <text:p>1.1216753408922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04933770819458">
                <text:p>1.0493377081945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0254656444703">
                <text:p>0.9702546564447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0524304631778">
                <text:p>0.9705243046317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.04467306514024">
                <text:p>1.044673065140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1739849220691">
                <text:p>1.117398492206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.19019240287317">
                <text:p>1.1901924028731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26333217966271">
                <text:p>1.2633321796627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.33593809566449">
                <text:p>1.335938095664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33589185726211">
                <text:p>1.3358918572621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.40786214488933">
                <text:p>1.4078621448893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0546960089608">
                <text:p>1.4054696008960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40644793461239">
                <text:p>1.4064479346123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.48254962708439">
                <text:p>1.4825496270843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55635654428242">
                <text:p>1.5563565442824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.62869417698006">
                <text:p>1.6286941769800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.70777722872994">
                <text:p>1.7077772287299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.78125980664248">
                <text:p>1.7812598066424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.70815994669229">
                <text:p>1.7081599466922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.62652729363107">
                <text:p>1.626527293631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.54489464056985">
                <text:p>1.5448946405698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.46326198750862">
                <text:p>1.4632619875086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.53530849307204">
                <text:p>1.535308493072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61008078957121">
                <text:p>1.6100807895712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.60995727963879">
                <text:p>1.6099572796387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.53622586201752">
                <text:p>1.536225862017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.46194272040384">
                <text:p>1.461942720403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.38991728671722">
                <text:p>1.3899172867172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.318464816517">
                <text:p>1.31846481651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31831355396503">
                <text:p>1.3183135539650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9994620702626">
                <text:p>1.399946207026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32495229664098">
                <text:p>1.3249522966409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24561836983063">
                <text:p>1.245618369830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.32725102289185">
                <text:p>1.3272510228918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.40888367595308">
                <text:p>1.4088836759530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.33600710606101">
                <text:p>1.3360071060610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.40805200728835">
                <text:p>1.4080520072883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8178342490963">
                <text:p>1.481783424909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5560665665233">
                <text:p>1.556066566523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.62809200020992">
                <text:p>1.6280920002099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.5556445782451">
                <text:p>1.555644578245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.62709704844532">
                <text:p>1.627097048445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70034817094748">
                <text:p>1.700348170947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77534208133275">
                <text:p>1.7753420813327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.85467600814311">
                <text:p>1.8546760081431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.7813554921194">
                <text:p>1.78135549211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.85423206201147">
                <text:p>1.854232062011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.78249473834944">
                <text:p>1.782494738349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.71069465401799">
                <text:p>1.71069465401799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63551720279674">
                <text:p>1.6355172027967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.70796462476156">
                <text:p>1.707964624761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78128514078527">
                <text:p>1.7812851407852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.70791802717946">
                <text:p>1.70791802717946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.77965535084149">
                <text:p>1.77965535084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.85145543517294">
                <text:p>1.85145543517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.92663288639419">
                <text:p>1.9266328863941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.85144679091439">
                <text:p>1.8514467909143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.9248139045202">
                <text:p>1.9248139045202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.85183798551809">
                <text:p>1.8518379855180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92702408099789">
                <text:p>1.9270240809978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.92702408099789">
                <text:p>1.9270240809978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